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細明體" svg:font-family="細明體" style:font-family-generic="modern"/>
    <style:font-face style:name="華康中楷體" svg:font-family="華康中楷體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</style:style>
    <style:style style:name="P2" style:family="paragraph" style:parent-style-name="Standard">
      <style:paragraph-properties fo:orphans="2" fo:widows="2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3" style:family="paragraph" style:parent-style-name="Standard">
      <style:paragraph-properties fo:orphans="2" fo:widows="2"/>
      <style:text-properties style:font-name="Times New Roman" fo:font-size="20pt" style:font-name-asian="Times New Roman" style:font-size-asian="20pt" style:font-name-complex="Times New Roman" style:font-size-complex="20pt"/>
    </style:style>
    <style:style style:name="P4" style:family="paragraph" style:parent-style-name="Standard">
      <style:paragraph-properties fo:orphans="2" fo:widows="2"/>
      <style:text-properties style:font-name="Times New Roman" fo:font-size="16pt" style:font-name-asian="Times New Roman" style:font-size-asian="16pt" style:font-name-complex="Times New Roman" style:font-size-complex="16pt"/>
    </style:style>
    <style:style style:name="P5" style:family="paragraph" style:parent-style-name="Standard">
      <style:paragraph-properties fo:orphans="2" fo:widows="2"/>
      <style:text-properties style:font-name="Times New Roman" fo:font-size="15pt" style:font-name-asian="Times New Roman" style:font-size-asian="15pt" style:font-name-complex="Times New Roman" style:font-size-complex="15pt"/>
    </style:style>
    <style:style style:name="P6" style:family="paragraph" style:parent-style-name="Standard">
      <style:paragraph-properties fo:text-align="end" style:justify-single-word="false" fo:orphans="2" fo:widows="2"/>
    </style:style>
    <style:style style:name="P7" style:family="paragraph" style:parent-style-name="Standard">
      <style:paragraph-properties fo:orphans="2" fo:widows="2"/>
      <style:text-properties style:font-name="華康中楷體" fo:font-size="16pt" style:font-name-asian="華康中楷體" style:font-size-asian="16pt" style:font-name-complex="華康中楷體" style:font-size-complex="16pt"/>
    </style:style>
    <style:style style:name="P8" style:family="paragraph" style:parent-style-name="Standard">
      <style:paragraph-properties fo:margin-left="0cm" fo:margin-right="-1.002cm" fo:orphans="2" fo:widows="2" fo:text-indent="0cm" style:auto-text-indent="false"/>
    </style:style>
    <style:style style:name="P9" style:family="paragraph" style:parent-style-name="Standard">
      <style:paragraph-properties fo:margin-left="0cm" fo:margin-right="-1.002cm" fo:orphans="2" fo:widows="2" fo:text-indent="0cm" style:auto-text-indent="false"/>
      <style:text-properties style:font-name="Times New Roman" fo:font-size="16pt" style:font-name-asian="Times New Roman" style:font-size-asian="16pt" style:font-name-complex="Times New Roman" style:font-size-complex="16pt"/>
    </style:style>
    <style:style style:name="P10" style:family="paragraph" style:parent-style-name="Standard">
      <style:paragraph-properties fo:margin-left="0cm" fo:margin-right="-0.751cm" fo:orphans="2" fo:widows="2" fo:text-indent="0cm" style:auto-text-indent="false"/>
    </style:style>
    <style:style style:name="P11" style:family="paragraph" style:parent-style-name="Standard" style:master-page-name="Standard">
      <style:paragraph-properties style:line-height-at-least="0.847cm" fo:orphans="2" fo:widows="2" style:page-number="auto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fo:font-size="25pt" style:font-name-asian="Times New Roman" style:font-size-asian="25pt" style:font-name-complex="Times New Roman" style:font-size-complex="25pt"/>
    </style:style>
    <style:style style:name="T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" style:family="text">
      <style:text-properties style:font-name="Times New Roman" fo:font-size="20pt" style:font-name-asian="Times New Roman" style:font-size-asian="20pt" style:font-name-complex="Times New Roman" style:font-size-complex="20pt"/>
    </style:style>
    <style:style style:name="T5" style:family="text">
      <style:text-properties style:font-name="Times New Roman" fo:font-size="16pt" style:font-name-asian="Times New Roman" style:font-size-asian="16pt" style:font-name-complex="Times New Roman" style:font-size-complex="16pt"/>
    </style:style>
    <style:style style:name="T6" style:family="text">
      <style:text-properties style:font-name="華康中楷體" fo:font-size="25pt" style:font-name-asian="華康中楷體" style:font-size-asian="25pt" style:font-name-complex="華康中楷體" style:font-size-complex="25pt"/>
    </style:style>
    <style:style style:name="T7" style:family="text">
      <style:text-properties style:font-name="華康中楷體" fo:font-size="10pt" style:font-name-asian="華康中楷體" style:font-size-asian="10pt" style:font-name-complex="華康中楷體" style:font-size-complex="10pt"/>
    </style:style>
    <style:style style:name="T8" style:family="text">
      <style:text-properties style:font-name="華康中楷體" fo:font-size="16pt" style:font-name-asian="華康中楷體" style:font-size-asian="16pt" style:font-name-complex="華康中楷體" style:font-size-complex="16pt"/>
    </style:style>
    <style:style style:name="T9" style:family="text">
      <style:text-properties fo:font-size="16pt" style:font-size-asian="16pt" style:font-size-complex="1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<text:tab/> </text:span><text:span text:style-name="T6"><text:s/></text:span><text:span text:style-name="T2"><text:tab/><text:tab/></text:span><text:span text:style-name="T6">工學院教師評審會評審作業要點</text:span></text:p>
      <text:p text:style-name="P2"><text:tab/><text:tab/><text:tab/><text:tab/><text:tab/><text:tab/><text:tab/><text:tab/><text:tab/><text:tab/><text:tab/><text:tab/><text:tab/><text:tab/></text:p>
      <text:p text:style-name="P6"><text:span text:style-name="T3"><text:tab/><text:tab/><text:tab/><text:tab/><text:tab/><text:tab/><text:tab/><text:tab/><text:tab/><text:tab/><text:tab/><text:tab/><text:tab/>84.10.19 <text:s text:c="4"/></text:span><text:span text:style-name="T7">院教評會修訂通過</text:span></text:p>
      <text:p text:style-name="P3"/>
      <text:p text:style-name="P8"><text:span text:style-name="T8">一、本評審作業要點依據本院『教師評審委員會設置辦法』第二條訂</text:span><text:span text:style-name="T5"><text:tab/><text:tab/> <text:s/></text:span><text:span text:style-name="T8">定。</text:span></text:p>
      <text:p text:style-name="P9"><text:tab/><text:tab/><text:tab/> <text:s/></text:p>
      <text:p text:style-name="P1"><text:span text:style-name="T8">二、評審工作須在出席委員人數達到全體委員人數之三分之二</text:span><text:span text:style-name="T5">(</text:span><text:span text:style-name="T8">含</text:span><text:span text:style-name="T5">)</text:span><text:span text:style-name="T8">時</text:span><text:span text:style-name="T5"><text:tab/><text:tab/> <text:s/></text:span><text:span text:style-name="T8">始得進行。</text:span></text:p>
      <text:p text:style-name="P4"/>
      <text:p text:style-name="P1"><text:span text:style-name="T8">三、有關本院專</text:span><text:span text:style-name="T5">(</text:span><text:span text:style-name="T8">兼</text:span><text:span text:style-name="T5">)</text:span><text:span text:style-name="T8">任教師之新</text:span><text:span text:style-name="T5">(</text:span><text:span text:style-name="T8">續</text:span><text:span text:style-name="T5">)</text:span><text:span text:style-name="T8">聘任資格審查、停聘、解聘、休</text:span><text:span text:style-name="T5"><text:tab/><text:tab/> <text:s/></text:span><text:span text:style-name="T8">假、延退及退休等，由委員討論後，以無記名投票方式進行表</text:span><text:span text:style-name="T5"><text:tab/><text:tab/> <text:s/></text:span><text:span text:style-name="T8">決。經出席委員三分之二</text:span><text:span text:style-name="T5">(</text:span><text:span text:style-name="T8">含</text:span><text:span text:style-name="T5">)</text:span><text:span text:style-name="T8">以上委員投票同意，始視為通過。</text:span></text:p>
      <text:p text:style-name="P4"/>
      <text:p text:style-name="P7">四、新聘教師審查原則</text:p>
      <text:p text:style-name="P1"><text:span text:style-name="T5"><text:tab/> <text:s/>(</text:span><text:span text:style-name="T8">一</text:span><text:span text:style-name="T5">)</text:span><text:span text:style-name="T8">一次只能申請一種職位。</text:span></text:p>
      <text:p text:style-name="P1"><text:span text:style-name="T5"><text:tab/> <text:s/>(</text:span><text:span text:style-name="T8">二</text:span><text:span text:style-name="T5">)</text:span><text:span text:style-name="T8">如未通過聘任，下次再度申請時須符合下列條件：</text:span></text:p>
      <text:p text:style-name="P1"><text:span text:style-name="T5"><text:tab/><text:tab/> <text:s text:c="2"/>1</text:span><text:span text:style-name="T9">﹒</text:span><text:span text:style-name="T5"> </text:span><text:span text:style-name="T8">若申請同一等級時須以最新資料送審，且需於一年後再</text:span><text:span text:style-name="T5"><text:tab/><text:tab/><text:tab/><text:tab/> <text:s text:c="3"/></text:span><text:span text:style-name="T8">提出。</text:span></text:p>
      <text:p text:style-name="P10"><text:span text:style-name="T5"><text:tab/><text:tab/> <text:s text:c="2"/>2</text:span><text:span text:style-name="T9">﹒</text:span><text:span text:style-name="T8">如降級申請時可以相同資料送審，惟須於半年後方可申請。</text:span></text:p>
      <text:p text:style-name="P4"/>
      <text:p text:style-name="P1"><text:span text:style-name="T8">五、兼任教授、副教授及講師如未開課</text:span><text:span text:style-name="T5"> </text:span><text:span text:style-name="T8">，不宜聘任或續聘。</text:span></text:p>
      <text:p text:style-name="P4"/>
      <text:p text:style-name="P7">六、教師升等辦法另訂之。</text:p>
      <text:p text:style-name="P4"/>
      <text:p text:style-name="P1"><text:span text:style-name="T8">七、本要點經出席委員三分之二</text:span><text:span text:style-name="T5">(</text:span><text:span text:style-name="T8">含</text:span><text:span text:style-name="T5">)</text:span><text:span text:style-name="T8">同意，報請校級教師評審會核備</text:span><text:span text:style-name="T5"><text:tab/><text:tab/> <text:s/></text:span><text:span text:style-name="T8">後實施，修正時亦同。</text:span></text:p>
      <text:p text:style-name="P4"/>
      <text:p text:style-name="P5"/>
      <text:p text:style-name="P5"/>
      <text:p text:style-name="P5"><text:tab/> <text:s/></text:p>
      <text:p text:style-name="P5"><text:soft-page-break/></text:p>
      <text:p text:style-name="P5"/>
      <text:p text:style-name="P5"><text:tab/> <text:s/><text:tab/> <text:s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細明體" svg:font-family="細明體" style:font-family-generic="modern"/>
    <style:font-face style:name="華康中楷體" svg:font-family="華康中楷體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細明體" fo:font-family="細明體" style:font-family-generic="modern" fo:font-size="12pt" fo:language="en" fo:country="US" style:font-name-asian="細明體" style:font-family-asian="細明體" style:font-family-generic-asian="modern" style:font-size-asian="12pt" style:font-name-complex="細明體" style:font-family-complex="細明體" style:font-family-generic-complex="moder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_b9_w_b3__5d__ac_q_b8__a8__a6_r_ab__ac_" style:display-name="¹w³]¬q¸¨¦r«¬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2cm" fo:margin-bottom="2.54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	  		工學院教師評審會評審作業要點</dc:title>
    <meta:initial-creator>尚未指定</meta:initial-creator>
    <meta:creation-date>1998-03-05T10:46:00</meta:creation-date>
    <dc:creator>尚未指定</dc:creator>
    <dc:date>1998-03-05T10:46:00</dc:date>
    <meta:print-date>1995-11-21T09:17:00</meta:print-date>
    <meta:editing-cycles>2</meta:editing-cycles>
    <meta:document-statistic meta:table-count="0" meta:image-count="0" meta:object-count="0" meta:page-count="2" meta:paragraph-count="17" meta:word-count="362" meta:character-count="469" meta:non-whitespace-character-count="371"/>
    <meta:generator>LibreOffice/5.1.4.2$Windows_x86 LibreOffice_project/f99d75f39f1c57ebdd7ffc5f42867c12031db97a</meta:generator>
  </office:meta>
</office:document-meta>
</file>